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Web" style:master-page-name="MP0" style:family="paragraph">
      <style:paragraph-properties fo:break-before="page" fo:text-align="justify" fo:margin-top="0in" fo:margin-bottom="0.1562in" fo:background-color="#FFFFFF"/>
      <style:text-properties style:font-name="Arial" style:font-name-complex="Arial" fo:color="#000000" fo:font-size="10.5pt" style:font-size-asian="10.5pt" style:font-size-complex="10.5pt"/>
    </style:style>
    <style:style style:name="P2" style:parent-style-name="NormalWeb" style:family="paragraph">
      <style:paragraph-properties fo:text-align="justify" fo:margin-top="0in" fo:margin-bottom="0.1562in" fo:background-color="#FFFFFF"/>
      <style:text-properties style:font-name="Arial" style:font-name-complex="Arial" fo:color="#000000" fo:font-size="10.5pt" style:font-size-asian="10.5pt" style:font-size-complex="10.5pt"/>
    </style:style>
    <style:style style:name="P3" style:parent-style-name="NormalWeb" style:family="paragraph">
      <style:paragraph-properties fo:text-align="justify" fo:margin-top="0in" fo:margin-bottom="0.1562in" fo:background-color="#FFFFFF"/>
      <style:text-properties style:font-name="Arial" style:font-name-complex="Arial" fo:color="#000000" fo:font-size="10.5pt" style:font-size-asian="10.5pt" style:font-size-complex="10.5pt"/>
    </style:style>
    <style:style style:name="P4" style:parent-style-name="NormalWeb" style:family="paragraph">
      <style:paragraph-properties fo:text-align="justify" fo:margin-top="0in" fo:margin-bottom="0.1562in" fo:background-color="#FFFFFF"/>
      <style:text-properties style:font-name="Arial" style:font-name-complex="Arial" fo:color="#000000" fo:font-size="10.5pt" style:font-size-asian="10.5pt" style:font-size-complex="10.5pt"/>
    </style:style>
  </office:automatic-styles>
  <office:body>
    <office:text text:use-soft-page-breaks="true">
      <text:p text:style-name="P1">Lorem ipsum dolor sit amet, consectetur adipiscing elit. Quisque sed dolor sem. Donec ac mi lorem. Integer ut pellentesque dolor. Morbi ex felis, dictum id scelerisque ut, cursus id est. In scelerisque eros id orci euismod, quis laoreet lectus eleifend. Pellentesque et facilisis purus. Aenean condimentum feugiat dui sed scelerisque. Aliquam iaculis lectus eget metus egestas, ut pharetra augue venenatis. Proin convallis condimentum orci, in convallis dui accumsan nec. Aenean condimentum tellus id dignissim feugiat. In efficitur nisi sit amet lacinia pretium. Nullam et venenatis enim. Phasellus hendrerit non magna nec sagittis. Donec eu risus pulvinar, dignissim arcu eget, sodales nibh. Sed ac rhoncus dui, et posuere risus.</text:p>
      <text:p text:style-name="P2">Sed id nisl vehicula, accumsan dui sit amet, mollis ex. Nulla a pellentesque ipsum, sit amet consequat diam. Duis facilisis elementum vehicula. Donec vitae urna tellus. Nam quis diam non quam aliquet luctus. Donec sodales, odio at imperdiet euismod, tellus lectus rutrum lacus, fringilla pulvinar massa tellus sed ipsum. Nunc iaculis, nulla ut mattis consectetur, mi tellus fringilla urna, sed interdum nulla quam eget urna. Integer mollis turpis eu nunc euismod, et bibendum nulla maximus. Nunc iaculis nisl blandit tortor faucibus bibendum. In metus lectus, sollicitudin id libero et, accumsan gravida nisi. Integer convallis sagittis sem non sollicitudin. Maecenas viverra magna sit amet lobortis mattis. Donec consequat in lacus vel feugiat. Sed lobortis ante eget dui mattis tincidunt. Nullam non elit eu lectus volutpat volutpat. Quisque quam felis, pharetra non nunc at, varius sagittis eros.</text:p>
      <text:p text:style-name="P3">Aenean eu risus vel arcu ullamcorper venenatis. Sed egestas quam quis eros luctus mollis. Class aptent taciti sociosqu ad litora torquent per conubia nostra, per inceptos himenaeos. Nunc dapibus tempor nisl id tempor. Aliquam aliquam est eget ipsum varius tincidunt. Cras dictum hendrerit sollicitudin. Sed convallis, metus pellentesque ullamcorper rutrum, diam tortor commodo justo, eget varius lectus risus sed mi. Proin auctor dolor sed consequat lobortis. Suspendisse at dignissim urna, nec mollis orci.</text:p>
      <text:p text:style-name="P4">Fusce id pellentesque magna, nec tempor nisl. Etiam ac faucibus tellus, et eleifend augue. Integer porttitor, elit vitae pharetra molestie, turpis velit aliquet eros, id fringilla leo magna vel magna. Quisque orci leo, vestibulum vel faucibus a, dignissim vel lorem. Vivamus tempus aliquet turpis, eu lacinia quam bibendum id. Morbi pharetra mi at sagittis ultrices. Nulla eu efficitur dui, eget pretium justo. Etiam nec porttitor eros. Integer egestas, quam id mollis ornare, elit quam tempor eros, ornare aliquet ligula arcu in dolor. Integer urna ex, pharetra sit amet lectus id, sodales pretium dolor. Orci varius natoque penatibus et magnis dis parturient montes, nascetur ridiculus mus. Nullam arcu tellus, fringilla quis eros vel, lacinia interdum libero.</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12156</meta:initial-creator>
    <dc:creator>12156</dc:creator>
    <meta:creation-date>2020-03-11T18:11:00Z</meta:creation-date>
    <dc:date>2020-03-11T18:12:00Z</dc:date>
    <meta:template xlink:href="Normal.dotm" xlink:type="simple"/>
    <meta:editing-cycles>1</meta:editing-cycles>
    <meta:editing-duration>PT60S</meta:editing-duration>
    <meta:document-statistic meta:page-count="1" meta:paragraph-count="5" meta:word-count="433" meta:character-count="2899" meta:row-count="20" meta:non-whitespace-character-count="2471"/>
  </office:meta>
</office:document-meta>
</file>